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975c" officeooo:paragraph-rsid="00119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0:11:37.332000000</meta:creation-date>
    <dc:date>2021-09-02T10:12:16.880000000</dc:date>
    <meta:editing-duration>PT47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0.4.2$Windows_X86_64 LibreOffice_project/9b0d9b32d5dcda91d2f1a96dc04c645c450872bf</meta:generator>
  </office:meta>
</office:document-meta>
</file>